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62d8d"/>
    </style:style>
    <style:style style:name="P2" style:family="paragraph" style:parent-style-name="Textkörper_20_Einrückung_20_Organon" style:list-style-name="L1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P1" text:outline-level="3">Beschreibung</text:h>
        <text:p text:style-name="Textkörper_20_Einrückung_20_Organon">Organon erzeugt ein Projekt mit einem Verzeichnisbaum zur komfortablen Navigation zwischen Dateien und Ordnern des Projektes. Frei wählbare Teile des Projektes können in Tabs geöffnet werden. </text:p>
        <text:p text:style-name="Textkörper_20_Einrückung_20_Organon">Organon legt einen neuen Eintrag in der Seitenleiste an, in dem verschiedentliche Tags für alle Einträge vergeben werden können. Darüber hinaus bietet Organon eine Sammlung von Textwerkzeugen und umfangreiche Import- und Export-Möglichkeiten (Batchimport und -export).</text:p>
        <text:p text:style-name="Textkörper_20_Einrückung_20_Organon"/>
        <text:p text:style-name="Textkörper_20_Einrückung_20_Organon"><text:span text:style-name="T1">Features</text:span>:</text:p>
        <text:list xml:id="list1664539913714848901" text:style-name="L1">
          <text:list-item>
            <text:p text:style-name="P2">Drag und Drop</text:p>
          </text:list-item>
          <text:list-item>
            <text:p text:style-name="P2">Vergabe von Tags</text:p>
          </text:list-item>
          <text:list-item>
            <text:p text:style-name="P2">Öffnen von Projektteilen in Tabs</text:p>
          </text:list-item>
          <text:list-item>
            <text:p text:style-name="P2">Bei Anzeige der Dateien eines Ordners ist bei Bearbeitung im Dokument immer die jeweilige Stelle im Ordner sichtbar. </text:p>
          </text:list-item>
          <text:list-item>
            <text:p text:style-name="P2">Verschiedentlich, auch durch den Benutzer konfigurierbarer Trenner. Der Trenner trennt bei der Anzeige eines Ordners die einzelnen Dateien optisch voneinander.</text:p>
          </text:list-item>
          <text:list-item>
            <text:p text:style-name="P2">Import von Einzeldateien. Alle für Writer verfügbare Dateifilter können genutzt werden.</text:p>
          </text:list-item>
          <text:list-item>
            <text:p text:style-name="P2">Import aller Dateien eines Ordners, filterbar (Batchimport)</text:p>
          </text:list-item>
          <text:list-item>
            <text:p text:style-name="P2">Export eines frei wählbaren Teiles des Projektes in Einzeldateien oder ein Gesamtdokument. Alle Writer Filter stehen zur Verfügung (.odt, .doc, .pdf …). (Batchexport)</text:p>
          </text:list-item>
          <text:list-item>
            <text:p text:style-name="P2">(Batch-)Export in Latex Dateien</text:p>
          </text:list-item>
          <text:list-item>
            <text:p text:style-name="P2">(Batch-)Export in Html Dateien. Zusätzlich alternativer Organon Filter für einfacheres Layout der Html-Datei.</text:p>
          </text:list-item>
          <text:list-item>
            <text:p text:style-name="P2">Mit einem Klick Backups des Projektes erzeugen</text:p>
          </text:list-item>
          <text:list-item>
            <text:p text:style-name="P2">Verschiedene Tags in der Baumansicht: </text:p>
            <text:list>
              <text:list-item>
                <text:p text:style-name="P2">Farben</text:p>
              </text:list-item>
              <text:list-item>
                <text:p text:style-name="P2">Benutzerdefinierte Symbole</text:p>
              </text:list-item>
              <text:list-item>
                <text:p text:style-name="P2">Wissenschaftliche Zählung</text:p>
              </text:list-item>
            </text:list>
          </text:list-item>
          <text:list-item>
            <text:p text:style-name="P2">Verschiedene Tags in der Seitenleiste:</text:p>
            <text:list>
              <text:list-item>
                <text:p text:style-name="P2">Synopsis, Notizen, Bilder, Allgemein, Personen usw.</text:p>
              </text:list-item>
              <text:list-item>
                <text:p text:style-name="P2">Hinzufügen bereits verwendeter Tags mit einem Klick.</text:p>
              </text:list-item>
              <text:list-item>
                <text:p text:style-name="P2">Öffnen neuer Tabs anhand vergebener Tags.</text:p>
              </text:list-item>
              <text:list-item>
                <text:p text:style-name="P2">Öffnen und Ordnen neuer Tabs anhand des Zeit-Tags</text:p>
              </text:list-item>
            </text:list>
          </text:list-item>
          <text:list-item>
            <text:p text:style-name="P2">Textwerkzeuge:</text:p>
            <text:list>
              <text:list-item>
                <text:p text:style-name="P2"><text:soft-page-break/>Zitate finden: Textvergleich zweier Texte und Auffinden aller gemeinsamen Stellen. Das Ergebnis wird als Browserdatei gespeichert. Alle Fundstellen sind verlinkt und können über eine Navigation direkt angesprungen werden.</text:p>
              </text:list-item>
              <text:list-item>
                <text:p text:style-name="P2">Wörterliste erstellen: Eine Liste aller verwendeten Wörter als Calc Datei speichern. Chronologisch oder alphabetisch geordnet.</text:p>
              </text:list-item>
              <text:list-item>
                <text:p text:style-name="P2">Index erzeugen: spezialisiertes Werkzeug für die Indexerzeugung bei Texten mit Zählung (z.B. antike Texte oder textkritische Ausgaben). Ergebnis ist ein navigierbares Browserdokument.</text:p>
              </text:list-item>
            </text:list>
          </text:list-item>
          <text:list-item>
            <text:p text:style-name="P2">Writer Tools wie Suche, Ansicht Gesamter Bildschirm, Rechtschreibung und Grammatik, Plugins können natürlich weiter genutzt werden.</text:p>
          </text:list-item>
        </text:list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0:22:53.948000000</dc:date>
    <meta:editing-duration>P0D</meta:editing-duration>
    <meta:editing-cycles>1</meta:editing-cycles>
    <meta:document-statistic meta:table-count="0" meta:image-count="0" meta:object-count="0" meta:page-count="2" meta:paragraph-count="29" meta:word-count="326" meta:character-count="2342" meta:non-whitespace-character-count="2067"/>
    <meta:generator>LibreOffice/5.0.2.2$Windows_x86 LibreOffice_project/37b43f919e4de5eeaca9b9755ed688758a8251fe</meta:generator>
  </office:meta>
</office:document-meta>
</file>